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55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1.8862in" fo:break-before="auto" style:use-optimal-row-height="true"/>
    </style:style>
    <style:style style:name="ro4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de Flow – Function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r x = 5;</text:p>
            <text:p>    </text:p>
            <text:p>function setX(newValue) {</text:p>
            <text:p>    x = newValue; </text:p>
            <text:p>}</text:p>
            <text:p>    </text:p>
            <text:p>console.log(x);</text:p>
            <text:p>setX(15);</text:p>
            <text:p>console.log(x);</text:p>
            <text:p/>
          </table:table-cell>
          <table:table-cell office:value-type="string" calcext:value-type="string">
            <text:p/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 (x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X(15)</text:p>
          </table:table-cell>
          <table:table-cell office:value-type="string" calcext:value-type="string">
            <text:p>X=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 (x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he Return of return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r x = 5;</text:p>
            <text:p>    </text:p>
            <text:p>function addToX(amount) {</text:p>
            <text:p>    return x + amount;</text:p>
            <text:p>    console.log("hello there");</text:p>
            <text:p>}</text:p>
            <text:p>    </text:p>
            <text:p>console.log(x);</text:p>
            <text:p>var result = addToX(-10);</text:p>
            <text:p>console.log(result);</text:p>
            <text:p>console.log(x);</text:p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 (x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ult</text:p>
          </table:table-cell>
          <table:table-cell office:value-type="string" calcext:value-type="string">
            <text:p>AddToX(-1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ult</text:p>
          </table:table-cell>
          <table:table-cell office:value-type="string" calcext:value-type="string">
            <text:p>X+ (-1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ult</text:p>
          </table:table-cell>
          <table:table-cell office:value-type="string" calcext:value-type="string">
            <text:p>5-10=-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 (result)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 (x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de Flow - Is the Array a Palindrom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unction isPal(arr) {</text:p>
            <text:p>    for(var left=0; left&lt;arr.length/2; left++) {</text:p>
            <text:p>        var right = arr.length-1-left;</text:p>
            <text:p>        if(arr[left] != arr[right]) {</text:p>
            <text:p>            return "Not a pal-indrome!";</text:p>
            <text:p>        }</text:p>
            <text:p>    }</text:p>
            <text:p>    return "Pal-indrome!";</text:p>
            <text:p>}</text:p>
            <text:p>    </text:p>
            <text:p>var result1 = isPal( [1, 1, 2, 2, 1] );</text:p>
            <text:p>console.log(result1);</text:p>
            <text:p>    </text:p>
            <text:p>var result2 = isPal( [3, 2, 1, 1, 2, 3] );</text:p>
            <text:p>console.log(result2);</text:p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2T10:53:40.177000000</dc:date>
    <meta:editing-duration>PT45M36S</meta:editing-duration>
    <meta:editing-cycles>1</meta:editing-cycles>
    <meta:document-statistic meta:table-count="1" meta:cell-count="29" meta:object-count="0"/>
    <meta:generator>LibreOffice/7.3.4.2$Windows_X86_64 LibreOffice_project/728fec16bd5f605073805c3c9e7c4212a0120dc5</meta:generator>
  </office:meta>
</office:document-meta>
</file>